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1fd0" officeooo:paragraph-rsid="001b1fd0"/>
    </style:style>
    <style:style style:name="P2" style:family="paragraph" style:parent-style-name="Standard">
      <style:paragraph-properties fo:text-align="start" style:justify-single-word="false"/>
      <style:text-properties officeooo:rsid="001b1fd0" officeooo:paragraph-rsid="001b1f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o run the code</text:p>
      <text:p text:style-name="P2"/>
      <text:p text:style-name="P2"/>
      <text:p text:style-name="P2">Important files: mads.ini, visualizer.py, run_all.sh, odometry_filter.cpp, replay.cpp</text:p>
      <text:p text:style-name="P2"/>
      <text:p text:style-name="P2"/>
      <text:p text:style-name="P2">Important note: to allow us to work properly on a shared file (github) I found a way to use a local mads.ini, instead of the one contained in the root folder. When one of us modifies the local file and commits, it updates the mads.ini of all the other.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3T08:46:18.884247794</meta:creation-date>
    <dc:date>2026-02-03T08:50:00.675661722</dc:date>
    <meta:editing-duration>PT3M42S</meta:editing-duration>
    <meta:editing-cycles>1</meta:editing-cycles>
    <meta:document-statistic meta:table-count="0" meta:image-count="0" meta:object-count="0" meta:page-count="1" meta:paragraph-count="3" meta:word-count="61" meta:character-count="356" meta:non-whitespace-character-count="298"/>
    <meta:generator>LibreOffice/7.3.7.2$Linux_X86_64 LibreOffice_project/30$Build-2</meta:generator>
  </office:meta>
</office:document-meta>
</file>